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11">
      <style:map style:condition="cell-content-is-not-between(-0.01,0.01)" style:apply-style-name="Bad" style:base-cell-address="Sheet1.C5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XTAL1 Freq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1.8432x16</text:p>
          </table:table-cell>
          <table:table-cell table:style-name="Default" table:number-columns-repeated="2"/>
          <table:table-cell table:style-name="Default" office:value-type="string" calcext:value-type="string">
            <text:p>3.072x16</text:p>
          </table:table-cell>
          <table:table-cell table:style-name="Default" table:number-columns-repeated="2"/>
          <table:table-cell table:style-name="Default" office:value-type="string" calcext:value-type="string">
            <text:p>1.8432*13/20</text:p>
          </table:table-cell>
          <table:table-cell table:style-name="Default" table:number-columns-repeated="2"/>
          <table:table-cell table:style-name="Default" office:value-type="string" calcext:value-type="string">
            <text:p>1.8432*13</text:p>
          </table:table-cell>
          <table:table-cell table:style-name="Default"/>
        </table:table-row>
        <table:table-row table:style-name="ro1">
          <table:table-cell office:value-type="string" calcext:value-type="string">
            <text:p>baud rate</text:p>
          </table:table-cell>
          <table:table-cell table:style-name="Default" office:value-type="float" office:value="1843200" calcext:value-type="float">
            <text:p>1843200</text:p>
          </table:table-cell>
          <table:table-cell table:style-name="Default" table:number-columns-repeated="2"/>
          <table:table-cell table:style-name="Default" office:value-type="float" office:value="3072000" calcext:value-type="float">
            <text:p>3072000</text:p>
          </table:table-cell>
          <table:table-cell table:style-name="Default"/>
          <table:table-cell/>
          <table:table-cell table:style-name="Default" table:formula="of:=1843200*16" office:value-type="float" office:value="29491200" calcext:value-type="float">
            <text:p>29491200</text:p>
          </table:table-cell>
          <table:table-cell table:style-name="Default" table:number-columns-repeated="2"/>
          <table:table-cell table:style-name="Default" table:formula="of:=3072000*16" office:value-type="float" office:value="49152000" calcext:value-type="float">
            <text:p>49152000</text:p>
          </table:table-cell>
          <table:table-cell table:style-name="Default" table:number-columns-repeated="2"/>
          <table:table-cell table:style-name="Default" office:value-type="float" office:value="1198080" calcext:value-type="float">
            <text:p>1198080</text:p>
          </table:table-cell>
          <table:table-cell table:style-name="Default" table:number-columns-repeated="2"/>
          <table:table-cell table:style-name="Default" table:formula="of:=1843200*13" office:value-type="float" office:value="23961600" calcext:value-type="float">
            <text:p>23961600</text:p>
          </table:table-cell>
          <table:table-cell table:style-name="Default"/>
        </table:table-row>
        <table:table-row-group table:display="false">
          <table:table-row table:style-name="ro1" table:visibility="collapse">
            <table:table-cell office:value-type="float" office:value="50" calcext:value-type="float">
              <text:p>50</text:p>
            </table:table-cell>
            <table:table-cell table:formula="of:=[.B$4]/16/[.$A5]" office:value-type="float" office:value="2304" calcext:value-type="float">
              <text:p>2304,00</text:p>
            </table:table-cell>
            <table:table-cell table:formula="of:=([.B$4]/INT([.B5])/16/[.$A5])-1" office:value-type="percentage" office:value="0" calcext:value-type="percentage">
              <text:p>0,00 %</text:p>
            </table:table-cell>
            <table:table-cell/>
            <table:table-cell table:formula="of:=[.E$4]/16/[.$A5]" office:value-type="float" office:value="3840" calcext:value-type="float">
              <text:p>3840,00</text:p>
            </table:table-cell>
            <table:table-cell table:formula="of:=([.E$4]/INT([.E5])/16/[.$A5])-1" office:value-type="percentage" office:value="0" calcext:value-type="percentage">
              <text:p>0,00 %</text:p>
            </table:table-cell>
            <table:table-cell/>
            <table:table-cell table:formula="of:=[.H$4]/16/[.$A5]" office:value-type="float" office:value="36864" calcext:value-type="float">
              <text:p>36864,00</text:p>
            </table:table-cell>
            <table:table-cell table:formula="of:=([.H$4]/INT([.H5])/16/[.$A5])-1" office:value-type="percentage" office:value="0" calcext:value-type="percentage">
              <text:p>0,00 %</text:p>
            </table:table-cell>
            <table:table-cell/>
            <table:table-cell table:formula="of:=[.K$4]/16/[.$A5]" office:value-type="float" office:value="61440" calcext:value-type="float">
              <text:p>61440,00</text:p>
            </table:table-cell>
            <table:table-cell table:formula="of:=([.K$4]/INT([.K5])/16/[.$A5])-1" office:value-type="percentage" office:value="0" calcext:value-type="percentage">
              <text:p>0,00 %</text:p>
            </table:table-cell>
            <table:table-cell/>
            <table:table-cell table:formula="of:=[.N$4]/16/[.$A5]" office:value-type="float" office:value="1497.6" calcext:value-type="float">
              <text:p>1497,60</text:p>
            </table:table-cell>
            <table:table-cell table:formula="of:=([.N$4]/INT([.N5])/16/[.$A5])-1" office:value-type="percentage" office:value="0.000400801603206435" calcext:value-type="percentage">
              <text:p>0,04 %</text:p>
            </table:table-cell>
            <table:table-cell/>
            <table:table-cell table:formula="of:=[.Q$4]/16/[.$A5]" office:value-type="float" office:value="29952" calcext:value-type="float">
              <text:p>29952,00</text:p>
            </table:table-cell>
            <table:table-cell table:formula="of:=([.Q$4]/INT([.Q5])/16/[.$A5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75" calcext:value-type="float">
              <text:p>75</text:p>
            </table:table-cell>
            <table:table-cell table:formula="of:=[.B$4]/16/[.$A6]" office:value-type="float" office:value="1536" calcext:value-type="float">
              <text:p>1536,00</text:p>
            </table:table-cell>
            <table:table-cell table:formula="of:=([.B$4]/INT([.B6])/16/[.$A6])-1" office:value-type="percentage" office:value="0" calcext:value-type="percentage">
              <text:p>0,00 %</text:p>
            </table:table-cell>
            <table:table-cell/>
            <table:table-cell table:formula="of:=[.E$4]/16/[.$A6]" office:value-type="float" office:value="2560" calcext:value-type="float">
              <text:p>2560,00</text:p>
            </table:table-cell>
            <table:table-cell table:formula="of:=([.E$4]/INT([.E6])/16/[.$A6])-1" office:value-type="percentage" office:value="0" calcext:value-type="percentage">
              <text:p>0,00 %</text:p>
            </table:table-cell>
            <table:table-cell/>
            <table:table-cell table:formula="of:=[.H$4]/16/[.$A6]" office:value-type="float" office:value="24576" calcext:value-type="float">
              <text:p>24576,00</text:p>
            </table:table-cell>
            <table:table-cell table:formula="of:=([.H$4]/INT([.H6])/16/[.$A6])-1" office:value-type="percentage" office:value="0" calcext:value-type="percentage">
              <text:p>0,00 %</text:p>
            </table:table-cell>
            <table:table-cell/>
            <table:table-cell table:formula="of:=[.K$4]/16/[.$A6]" office:value-type="float" office:value="40960" calcext:value-type="float">
              <text:p>40960,00</text:p>
            </table:table-cell>
            <table:table-cell table:formula="of:=([.K$4]/INT([.K6])/16/[.$A6])-1" office:value-type="percentage" office:value="0" calcext:value-type="percentage">
              <text:p>0,00 %</text:p>
            </table:table-cell>
            <table:table-cell/>
            <table:table-cell table:formula="of:=[.N$4]/16/[.$A6]" office:value-type="float" office:value="998.4" calcext:value-type="float">
              <text:p>998,40</text:p>
            </table:table-cell>
            <table:table-cell table:formula="of:=([.N$4]/INT([.N6])/16/[.$A6])-1" office:value-type="percentage" office:value="0.000400801603206435" calcext:value-type="percentage">
              <text:p>0,04 %</text:p>
            </table:table-cell>
            <table:table-cell/>
            <table:table-cell table:formula="of:=[.Q$4]/16/[.$A6]" office:value-type="float" office:value="19968" calcext:value-type="float">
              <text:p>19968,00</text:p>
            </table:table-cell>
            <table:table-cell table:formula="of:=([.Q$4]/INT([.Q6])/16/[.$A6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110" calcext:value-type="float">
              <text:p>110</text:p>
            </table:table-cell>
            <table:table-cell table:formula="of:=[.B$4]/16/[.$A7]" office:value-type="float" office:value="1047.27272727273" calcext:value-type="float">
              <text:p>1047,27</text:p>
            </table:table-cell>
            <table:table-cell table:formula="of:=([.B$4]/INT([.B7])/16/[.$A7])-1" office:value-type="percentage" office:value="0.00026048450117222" calcext:value-type="percentage">
              <text:p>0,03 %</text:p>
            </table:table-cell>
            <table:table-cell/>
            <table:table-cell table:formula="of:=[.E$4]/16/[.$A7]" office:value-type="float" office:value="1745.45454545455" calcext:value-type="float">
              <text:p>1745,45</text:p>
            </table:table-cell>
            <table:table-cell table:formula="of:=([.E$4]/INT([.E7])/16/[.$A7])-1" office:value-type="percentage" office:value="0.00026048450117222" calcext:value-type="percentage">
              <text:p>0,03 %</text:p>
            </table:table-cell>
            <table:table-cell/>
            <table:table-cell table:formula="of:=[.H$4]/16/[.$A7]" office:value-type="float" office:value="16756.3636363636" calcext:value-type="float">
              <text:p>16756,36</text:p>
            </table:table-cell>
            <table:table-cell table:formula="of:=([.H$4]/INT([.H7])/16/[.$A7])-1" office:value-type="percentage" office:value="0.000021701859849399" calcext:value-type="percentage">
              <text:p>0,00 %</text:p>
            </table:table-cell>
            <table:table-cell/>
            <table:table-cell table:formula="of:=[.K$4]/16/[.$A7]" office:value-type="float" office:value="27927.2727272727" calcext:value-type="float">
              <text:p>27927,27</text:p>
            </table:table-cell>
            <table:table-cell table:formula="of:=([.K$4]/INT([.K7])/16/[.$A7])-1" office:value-type="percentage" office:value="0.00000976572036837098" calcext:value-type="percentage">
              <text:p>0,00 %</text:p>
            </table:table-cell>
            <table:table-cell/>
            <table:table-cell table:formula="of:=[.N$4]/16/[.$A7]" office:value-type="float" office:value="680.727272727273" calcext:value-type="float">
              <text:p>680,73</text:p>
            </table:table-cell>
            <table:table-cell table:formula="of:=([.N$4]/INT([.N7])/16/[.$A7])-1" office:value-type="percentage" office:value="0.00106951871657768" calcext:value-type="percentage">
              <text:p>0,11 %</text:p>
            </table:table-cell>
            <table:table-cell/>
            <table:table-cell table:formula="of:=[.Q$4]/16/[.$A7]" office:value-type="float" office:value="13614.5454545455" calcext:value-type="float">
              <text:p>13614,55</text:p>
            </table:table-cell>
            <table:table-cell table:formula="of:=([.Q$4]/INT([.Q7])/16/[.$A7])-1" office:value-type="percentage" office:value="0.0000400657077606059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134.5" calcext:value-type="float">
              <text:p>134,5</text:p>
            </table:table-cell>
            <table:table-cell table:formula="of:=[.B$4]/16/[.$A8]" office:value-type="float" office:value="856.505576208179" calcext:value-type="float">
              <text:p>856,51</text:p>
            </table:table-cell>
            <table:table-cell table:formula="of:=([.B$4]/INT([.B8])/16/[.$A8])-1" office:value-type="percentage" office:value="0.000590626411423267" calcext:value-type="percentage">
              <text:p>0,06 %</text:p>
            </table:table-cell>
            <table:table-cell/>
            <table:table-cell table:formula="of:=[.E$4]/16/[.$A8]" office:value-type="float" office:value="1427.5092936803" calcext:value-type="float">
              <text:p>1427,51</text:p>
            </table:table-cell>
            <table:table-cell table:formula="of:=([.E$4]/INT([.E8])/16/[.$A8])-1" office:value-type="percentage" office:value="0.000356898164188824" calcext:value-type="percentage">
              <text:p>0,04 %</text:p>
            </table:table-cell>
            <table:table-cell/>
            <table:table-cell table:formula="of:=[.H$4]/16/[.$A8]" office:value-type="float" office:value="13704.0892193309" calcext:value-type="float">
              <text:p>13704,09</text:p>
            </table:table-cell>
            <table:table-cell table:formula="of:=([.H$4]/INT([.H8])/16/[.$A8])-1" office:value-type="percentage" office:value="0.00000651045905231129" calcext:value-type="percentage">
              <text:p>0,00 %</text:p>
            </table:table-cell>
            <table:table-cell/>
            <table:table-cell table:formula="of:=[.K$4]/16/[.$A8]" office:value-type="float" office:value="22840.1486988848" calcext:value-type="float">
              <text:p>22840,15</text:p>
            </table:table-cell>
            <table:table-cell table:formula="of:=([.K$4]/INT([.K8])/16/[.$A8])-1" office:value-type="percentage" office:value="0.00000651045905231129" calcext:value-type="percentage">
              <text:p>0,00 %</text:p>
            </table:table-cell>
            <table:table-cell/>
            <table:table-cell table:formula="of:=[.N$4]/16/[.$A8]" office:value-type="float" office:value="556.728624535316" calcext:value-type="float">
              <text:p>556,73</text:p>
            </table:table-cell>
            <table:table-cell table:formula="of:=([.N$4]/INT([.N8])/16/[.$A8])-1" office:value-type="percentage" office:value="0.0013104757829423" calcext:value-type="percentage">
              <text:p>0,13 %</text:p>
            </table:table-cell>
            <table:table-cell/>
            <table:table-cell table:formula="of:=[.Q$4]/16/[.$A8]" office:value-type="float" office:value="11134.5724907063" calcext:value-type="float">
              <text:p>11134,57</text:p>
            </table:table-cell>
            <table:table-cell table:formula="of:=([.Q$4]/INT([.Q8])/16/[.$A8])-1" office:value-type="percentage" office:value="0.0000514182419903975" calcext:value-type="percentage">
              <text:p>0,01 %</text:p>
            </table:table-cell>
          </table:table-row>
          <table:table-row table:style-name="ro1" table:visibility="collapse">
            <table:table-cell office:value-type="float" office:value="150" calcext:value-type="float">
              <text:p>150</text:p>
            </table:table-cell>
            <table:table-cell table:formula="of:=[.B$4]/16/[.$A9]" office:value-type="float" office:value="768" calcext:value-type="float">
              <text:p>768,00</text:p>
            </table:table-cell>
            <table:table-cell table:formula="of:=([.B$4]/INT([.B9])/16/[.$A9])-1" office:value-type="percentage" office:value="0" calcext:value-type="percentage">
              <text:p>0,00 %</text:p>
            </table:table-cell>
            <table:table-cell/>
            <table:table-cell table:formula="of:=[.E$4]/16/[.$A9]" office:value-type="float" office:value="1280" calcext:value-type="float">
              <text:p>1280,00</text:p>
            </table:table-cell>
            <table:table-cell table:formula="of:=([.E$4]/INT([.E9])/16/[.$A9])-1" office:value-type="percentage" office:value="0" calcext:value-type="percentage">
              <text:p>0,00 %</text:p>
            </table:table-cell>
            <table:table-cell/>
            <table:table-cell table:formula="of:=[.H$4]/16/[.$A9]" office:value-type="float" office:value="12288" calcext:value-type="float">
              <text:p>12288,00</text:p>
            </table:table-cell>
            <table:table-cell table:formula="of:=([.H$4]/INT([.H9])/16/[.$A9])-1" office:value-type="percentage" office:value="0" calcext:value-type="percentage">
              <text:p>0,00 %</text:p>
            </table:table-cell>
            <table:table-cell/>
            <table:table-cell table:formula="of:=[.K$4]/16/[.$A9]" office:value-type="float" office:value="20480" calcext:value-type="float">
              <text:p>20480,00</text:p>
            </table:table-cell>
            <table:table-cell table:formula="of:=([.K$4]/INT([.K9])/16/[.$A9])-1" office:value-type="percentage" office:value="0" calcext:value-type="percentage">
              <text:p>0,00 %</text:p>
            </table:table-cell>
            <table:table-cell/>
            <table:table-cell table:formula="of:=[.N$4]/16/[.$A9]" office:value-type="float" office:value="499.2" calcext:value-type="float">
              <text:p>499,20</text:p>
            </table:table-cell>
            <table:table-cell table:formula="of:=([.N$4]/INT([.N9])/16/[.$A9])-1" office:value-type="percentage" office:value="0.000400801603206435" calcext:value-type="percentage">
              <text:p>0,04 %</text:p>
            </table:table-cell>
            <table:table-cell/>
            <table:table-cell table:formula="of:=[.Q$4]/16/[.$A9]" office:value-type="float" office:value="9984" calcext:value-type="float">
              <text:p>9984,00</text:p>
            </table:table-cell>
            <table:table-cell table:formula="of:=([.Q$4]/INT([.Q9])/16/[.$A9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300" calcext:value-type="float">
              <text:p>300</text:p>
            </table:table-cell>
            <table:table-cell table:formula="of:=[.B$4]/16/[.$A10]" office:value-type="float" office:value="384" calcext:value-type="float">
              <text:p>384,00</text:p>
            </table:table-cell>
            <table:table-cell table:formula="of:=([.B$4]/INT([.B10])/16/[.$A10])-1" office:value-type="percentage" office:value="0" calcext:value-type="percentage">
              <text:p>0,00 %</text:p>
            </table:table-cell>
            <table:table-cell/>
            <table:table-cell table:formula="of:=[.E$4]/16/[.$A10]" office:value-type="float" office:value="640" calcext:value-type="float">
              <text:p>640,00</text:p>
            </table:table-cell>
            <table:table-cell table:formula="of:=([.E$4]/INT([.E10])/16/[.$A10])-1" office:value-type="percentage" office:value="0" calcext:value-type="percentage">
              <text:p>0,00 %</text:p>
            </table:table-cell>
            <table:table-cell/>
            <table:table-cell table:formula="of:=[.H$4]/16/[.$A10]" office:value-type="float" office:value="6144" calcext:value-type="float">
              <text:p>6144,00</text:p>
            </table:table-cell>
            <table:table-cell table:formula="of:=([.H$4]/INT([.H10])/16/[.$A10])-1" office:value-type="percentage" office:value="0" calcext:value-type="percentage">
              <text:p>0,00 %</text:p>
            </table:table-cell>
            <table:table-cell/>
            <table:table-cell table:formula="of:=[.K$4]/16/[.$A10]" office:value-type="float" office:value="10240" calcext:value-type="float">
              <text:p>10240,00</text:p>
            </table:table-cell>
            <table:table-cell table:formula="of:=([.K$4]/INT([.K10])/16/[.$A10])-1" office:value-type="percentage" office:value="0" calcext:value-type="percentage">
              <text:p>0,00 %</text:p>
            </table:table-cell>
            <table:table-cell/>
            <table:table-cell table:formula="of:=[.N$4]/16/[.$A10]" office:value-type="float" office:value="249.6" calcext:value-type="float">
              <text:p>249,60</text:p>
            </table:table-cell>
            <table:table-cell table:formula="of:=([.N$4]/INT([.N10])/16/[.$A10])-1" office:value-type="percentage" office:value="0.00240963855421672" calcext:value-type="percentage">
              <text:p>0,24 %</text:p>
            </table:table-cell>
            <table:table-cell/>
            <table:table-cell table:formula="of:=[.Q$4]/16/[.$A10]" office:value-type="float" office:value="4992" calcext:value-type="float">
              <text:p>4992,00</text:p>
            </table:table-cell>
            <table:table-cell table:formula="of:=([.Q$4]/INT([.Q10])/16/[.$A10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600" calcext:value-type="float">
              <text:p>600</text:p>
            </table:table-cell>
            <table:table-cell table:formula="of:=[.B$4]/16/[.$A11]" office:value-type="float" office:value="192" calcext:value-type="float">
              <text:p>192,00</text:p>
            </table:table-cell>
            <table:table-cell table:formula="of:=([.B$4]/INT([.B11])/16/[.$A11])-1" office:value-type="percentage" office:value="0" calcext:value-type="percentage">
              <text:p>0,00 %</text:p>
            </table:table-cell>
            <table:table-cell/>
            <table:table-cell table:formula="of:=[.E$4]/16/[.$A11]" office:value-type="float" office:value="320" calcext:value-type="float">
              <text:p>320,00</text:p>
            </table:table-cell>
            <table:table-cell table:formula="of:=([.E$4]/INT([.E11])/16/[.$A11])-1" office:value-type="percentage" office:value="0" calcext:value-type="percentage">
              <text:p>0,00 %</text:p>
            </table:table-cell>
            <table:table-cell/>
            <table:table-cell table:formula="of:=[.H$4]/16/[.$A11]" office:value-type="float" office:value="3072" calcext:value-type="float">
              <text:p>3072,00</text:p>
            </table:table-cell>
            <table:table-cell table:formula="of:=([.H$4]/INT([.H11])/16/[.$A11])-1" office:value-type="percentage" office:value="0" calcext:value-type="percentage">
              <text:p>0,00 %</text:p>
            </table:table-cell>
            <table:table-cell/>
            <table:table-cell table:formula="of:=[.K$4]/16/[.$A11]" office:value-type="float" office:value="5120" calcext:value-type="float">
              <text:p>5120,00</text:p>
            </table:table-cell>
            <table:table-cell table:formula="of:=([.K$4]/INT([.K11])/16/[.$A11])-1" office:value-type="percentage" office:value="0" calcext:value-type="percentage">
              <text:p>0,00 %</text:p>
            </table:table-cell>
            <table:table-cell/>
            <table:table-cell table:formula="of:=[.N$4]/16/[.$A11]" office:value-type="float" office:value="124.8" calcext:value-type="float">
              <text:p>124,80</text:p>
            </table:table-cell>
            <table:table-cell table:formula="of:=([.N$4]/INT([.N11])/16/[.$A11])-1" office:value-type="percentage" office:value="0.00645161290322571" calcext:value-type="percentage">
              <text:p>0,65 %</text:p>
            </table:table-cell>
            <table:table-cell/>
            <table:table-cell table:formula="of:=[.Q$4]/16/[.$A11]" office:value-type="float" office:value="2496" calcext:value-type="float">
              <text:p>2496,00</text:p>
            </table:table-cell>
            <table:table-cell table:formula="of:=([.Q$4]/INT([.Q11])/16/[.$A11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1200" calcext:value-type="float">
              <text:p>1200</text:p>
            </table:table-cell>
            <table:table-cell table:formula="of:=[.B$4]/16/[.$A12]" office:value-type="float" office:value="96" calcext:value-type="float">
              <text:p>96,00</text:p>
            </table:table-cell>
            <table:table-cell table:formula="of:=([.B$4]/INT([.B12])/16/[.$A12])-1" office:value-type="percentage" office:value="0" calcext:value-type="percentage">
              <text:p>0,00 %</text:p>
            </table:table-cell>
            <table:table-cell/>
            <table:table-cell table:formula="of:=[.E$4]/16/[.$A12]" office:value-type="float" office:value="160" calcext:value-type="float">
              <text:p>160,00</text:p>
            </table:table-cell>
            <table:table-cell table:formula="of:=([.E$4]/INT([.E12])/16/[.$A12])-1" office:value-type="percentage" office:value="0" calcext:value-type="percentage">
              <text:p>0,00 %</text:p>
            </table:table-cell>
            <table:table-cell/>
            <table:table-cell table:formula="of:=[.H$4]/16/[.$A12]" office:value-type="float" office:value="1536" calcext:value-type="float">
              <text:p>1536,00</text:p>
            </table:table-cell>
            <table:table-cell table:formula="of:=([.H$4]/INT([.H12])/16/[.$A12])-1" office:value-type="percentage" office:value="0" calcext:value-type="percentage">
              <text:p>0,00 %</text:p>
            </table:table-cell>
            <table:table-cell/>
            <table:table-cell table:formula="of:=[.K$4]/16/[.$A12]" office:value-type="float" office:value="2560" calcext:value-type="float">
              <text:p>2560,00</text:p>
            </table:table-cell>
            <table:table-cell table:formula="of:=([.K$4]/INT([.K12])/16/[.$A12])-1" office:value-type="percentage" office:value="0" calcext:value-type="percentage">
              <text:p>0,00 %</text:p>
            </table:table-cell>
            <table:table-cell/>
            <table:table-cell table:formula="of:=[.N$4]/16/[.$A12]" office:value-type="float" office:value="62.4" calcext:value-type="float">
              <text:p>62,40</text:p>
            </table:table-cell>
            <table:table-cell table:formula="of:=([.N$4]/INT([.N12])/16/[.$A12])-1" office:value-type="percentage" office:value="0.00645161290322571" calcext:value-type="percentage">
              <text:p>0,65 %</text:p>
            </table:table-cell>
            <table:table-cell/>
            <table:table-cell table:formula="of:=[.Q$4]/16/[.$A12]" office:value-type="float" office:value="1248" calcext:value-type="float">
              <text:p>1248,00</text:p>
            </table:table-cell>
            <table:table-cell table:formula="of:=([.Q$4]/INT([.Q12])/16/[.$A12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1800" calcext:value-type="float">
              <text:p>1800</text:p>
            </table:table-cell>
            <table:table-cell table:formula="of:=[.B$4]/16/[.$A13]" office:value-type="float" office:value="64" calcext:value-type="float">
              <text:p>64,00</text:p>
            </table:table-cell>
            <table:table-cell table:formula="of:=([.B$4]/INT([.B13])/16/[.$A13])-1" office:value-type="percentage" office:value="0" calcext:value-type="percentage">
              <text:p>0,00 %</text:p>
            </table:table-cell>
            <table:table-cell/>
            <table:table-cell table:formula="of:=[.E$4]/16/[.$A13]" office:value-type="float" office:value="106.666666666667" calcext:value-type="float">
              <text:p>106,67</text:p>
            </table:table-cell>
            <table:table-cell table:formula="of:=([.E$4]/INT([.E13])/16/[.$A13])-1" office:value-type="percentage" office:value="0.00628930817610063" calcext:value-type="percentage">
              <text:p>0,63 %</text:p>
            </table:table-cell>
            <table:table-cell/>
            <table:table-cell table:formula="of:=[.H$4]/16/[.$A13]" office:value-type="float" office:value="1024" calcext:value-type="float">
              <text:p>1024,00</text:p>
            </table:table-cell>
            <table:table-cell table:formula="of:=([.H$4]/INT([.H13])/16/[.$A13])-1" office:value-type="percentage" office:value="0" calcext:value-type="percentage">
              <text:p>0,00 %</text:p>
            </table:table-cell>
            <table:table-cell/>
            <table:table-cell table:formula="of:=[.K$4]/16/[.$A13]" office:value-type="float" office:value="1706.66666666667" calcext:value-type="float">
              <text:p>1706,67</text:p>
            </table:table-cell>
            <table:table-cell table:formula="of:=([.K$4]/INT([.K13])/16/[.$A13])-1" office:value-type="percentage" office:value="0.000390777647518714" calcext:value-type="percentage">
              <text:p>0,04 %</text:p>
            </table:table-cell>
            <table:table-cell/>
            <table:table-cell table:formula="of:=[.N$4]/16/[.$A13]" office:value-type="float" office:value="41.6" calcext:value-type="float">
              <text:p>41,60</text:p>
            </table:table-cell>
            <table:table-cell table:formula="of:=([.N$4]/INT([.N13])/16/[.$A13])-1" office:value-type="percentage" office:value="0.0146341463414634" calcext:value-type="percentage">
              <text:p>1,46 %</text:p>
            </table:table-cell>
            <table:table-cell/>
            <table:table-cell table:formula="of:=[.Q$4]/16/[.$A13]" office:value-type="float" office:value="832" calcext:value-type="float">
              <text:p>832,00</text:p>
            </table:table-cell>
            <table:table-cell table:formula="of:=([.Q$4]/INT([.Q13])/16/[.$A13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2000" calcext:value-type="float">
              <text:p>2000</text:p>
            </table:table-cell>
            <table:table-cell table:formula="of:=[.B$4]/16/[.$A14]" office:value-type="float" office:value="57.6" calcext:value-type="float">
              <text:p>57,60</text:p>
            </table:table-cell>
            <table:table-cell table:formula="of:=([.B$4]/INT([.B14])/16/[.$A14])-1" office:value-type="percentage" office:value="0.0105263157894737" calcext:value-type="percentage">
              <text:p>1,05 %</text:p>
            </table:table-cell>
            <table:table-cell/>
            <table:table-cell table:formula="of:=[.E$4]/16/[.$A14]" office:value-type="float" office:value="96" calcext:value-type="float">
              <text:p>96,00</text:p>
            </table:table-cell>
            <table:table-cell table:formula="of:=([.E$4]/INT([.E14])/16/[.$A14])-1" office:value-type="percentage" office:value="0" calcext:value-type="percentage">
              <text:p>0,00 %</text:p>
            </table:table-cell>
            <table:table-cell/>
            <table:table-cell table:formula="of:=[.H$4]/16/[.$A14]" office:value-type="float" office:value="921.6" calcext:value-type="float">
              <text:p>921,60</text:p>
            </table:table-cell>
            <table:table-cell table:formula="of:=([.H$4]/INT([.H14])/16/[.$A14])-1" office:value-type="percentage" office:value="0.000651465798045647" calcext:value-type="percentage">
              <text:p>0,07 %</text:p>
            </table:table-cell>
            <table:table-cell/>
            <table:table-cell table:formula="of:=[.K$4]/16/[.$A14]" office:value-type="float" office:value="1536" calcext:value-type="float">
              <text:p>1536,00</text:p>
            </table:table-cell>
            <table:table-cell table:formula="of:=([.K$4]/INT([.K14])/16/[.$A14])-1" office:value-type="percentage" office:value="0" calcext:value-type="percentage">
              <text:p>0,00 %</text:p>
            </table:table-cell>
            <table:table-cell/>
            <table:table-cell table:formula="of:=[.N$4]/16/[.$A14]" office:value-type="float" office:value="37.44" calcext:value-type="float">
              <text:p>37,44</text:p>
            </table:table-cell>
            <table:table-cell table:formula="of:=([.N$4]/INT([.N14])/16/[.$A14])-1" office:value-type="percentage" office:value="0.0118918918918918" calcext:value-type="percentage">
              <text:p>1,19 %</text:p>
            </table:table-cell>
            <table:table-cell/>
            <table:table-cell table:formula="of:=[.Q$4]/16/[.$A14]" office:value-type="float" office:value="748.8" calcext:value-type="float">
              <text:p>748,80</text:p>
            </table:table-cell>
            <table:table-cell table:formula="of:=([.Q$4]/INT([.Q14])/16/[.$A14])-1" office:value-type="percentage" office:value="0.00106951871657768" calcext:value-type="percentage">
              <text:p>0,11 %</text:p>
            </table:table-cell>
          </table:table-row>
          <table:table-row table:style-name="ro1" table:visibility="collapse">
            <table:table-cell office:value-type="float" office:value="2400" calcext:value-type="float">
              <text:p>2400</text:p>
            </table:table-cell>
            <table:table-cell table:formula="of:=[.B$4]/16/[.$A15]" office:value-type="float" office:value="48" calcext:value-type="float">
              <text:p>48,00</text:p>
            </table:table-cell>
            <table:table-cell table:formula="of:=([.B$4]/INT([.B15])/16/[.$A15])-1" office:value-type="percentage" office:value="0" calcext:value-type="percentage">
              <text:p>0,00 %</text:p>
            </table:table-cell>
            <table:table-cell/>
            <table:table-cell table:formula="of:=[.E$4]/16/[.$A15]" office:value-type="float" office:value="80" calcext:value-type="float">
              <text:p>80,00</text:p>
            </table:table-cell>
            <table:table-cell table:formula="of:=([.E$4]/INT([.E15])/16/[.$A15])-1" office:value-type="percentage" office:value="0" calcext:value-type="percentage">
              <text:p>0,00 %</text:p>
            </table:table-cell>
            <table:table-cell/>
            <table:table-cell table:formula="of:=[.H$4]/16/[.$A15]" office:value-type="float" office:value="768" calcext:value-type="float">
              <text:p>768,00</text:p>
            </table:table-cell>
            <table:table-cell table:formula="of:=([.H$4]/INT([.H15])/16/[.$A15])-1" office:value-type="percentage" office:value="0" calcext:value-type="percentage">
              <text:p>0,00 %</text:p>
            </table:table-cell>
            <table:table-cell/>
            <table:table-cell table:formula="of:=[.K$4]/16/[.$A15]" office:value-type="float" office:value="1280" calcext:value-type="float">
              <text:p>1280,00</text:p>
            </table:table-cell>
            <table:table-cell table:formula="of:=([.K$4]/INT([.K15])/16/[.$A15])-1" office:value-type="percentage" office:value="0" calcext:value-type="percentage">
              <text:p>0,00 %</text:p>
            </table:table-cell>
            <table:table-cell/>
            <table:table-cell table:formula="of:=[.N$4]/16/[.$A15]" office:value-type="float" office:value="31.2" calcext:value-type="float">
              <text:p>31,20</text:p>
            </table:table-cell>
            <table:table-cell table:formula="of:=([.N$4]/INT([.N15])/16/[.$A15])-1" office:value-type="percentage" office:value="0.00645161290322571" calcext:value-type="percentage">
              <text:p>0,65 %</text:p>
            </table:table-cell>
            <table:table-cell/>
            <table:table-cell table:formula="of:=[.Q$4]/16/[.$A15]" office:value-type="float" office:value="624" calcext:value-type="float">
              <text:p>624,00</text:p>
            </table:table-cell>
            <table:table-cell table:formula="of:=([.Q$4]/INT([.Q15])/16/[.$A15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3600" calcext:value-type="float">
              <text:p>3600</text:p>
            </table:table-cell>
            <table:table-cell table:formula="of:=[.B$4]/16/[.$A16]" office:value-type="float" office:value="32" calcext:value-type="float">
              <text:p>32,00</text:p>
            </table:table-cell>
            <table:table-cell table:formula="of:=([.B$4]/INT([.B16])/16/[.$A16])-1" office:value-type="percentage" office:value="0" calcext:value-type="percentage">
              <text:p>0,00 %</text:p>
            </table:table-cell>
            <table:table-cell/>
            <table:table-cell table:formula="of:=[.E$4]/16/[.$A16]" office:value-type="float" office:value="53.3333333333333" calcext:value-type="float">
              <text:p>53,33</text:p>
            </table:table-cell>
            <table:table-cell table:formula="of:=([.E$4]/INT([.E16])/16/[.$A16])-1" office:value-type="percentage" office:value="0.00628930817610063" calcext:value-type="percentage">
              <text:p>0,63 %</text:p>
            </table:table-cell>
            <table:table-cell/>
            <table:table-cell table:formula="of:=[.H$4]/16/[.$A16]" office:value-type="float" office:value="512" calcext:value-type="float">
              <text:p>512,00</text:p>
            </table:table-cell>
            <table:table-cell table:formula="of:=([.H$4]/INT([.H16])/16/[.$A16])-1" office:value-type="percentage" office:value="0" calcext:value-type="percentage">
              <text:p>0,00 %</text:p>
            </table:table-cell>
            <table:table-cell/>
            <table:table-cell table:formula="of:=[.K$4]/16/[.$A16]" office:value-type="float" office:value="853.333333333333" calcext:value-type="float">
              <text:p>853,33</text:p>
            </table:table-cell>
            <table:table-cell table:formula="of:=([.K$4]/INT([.K16])/16/[.$A16])-1" office:value-type="percentage" office:value="0.000390777647518714" calcext:value-type="percentage">
              <text:p>0,04 %</text:p>
            </table:table-cell>
            <table:table-cell/>
            <table:table-cell table:formula="of:=[.N$4]/16/[.$A16]" office:value-type="float" office:value="20.8" calcext:value-type="float">
              <text:p>20,80</text:p>
            </table:table-cell>
            <table:table-cell table:formula="of:=([.N$4]/INT([.N16])/16/[.$A16])-1" office:value-type="percentage" office:value="0.04" calcext:value-type="percentage">
              <text:p>4,00 %</text:p>
            </table:table-cell>
            <table:table-cell/>
            <table:table-cell table:formula="of:=[.Q$4]/16/[.$A16]" office:value-type="float" office:value="416" calcext:value-type="float">
              <text:p>416,00</text:p>
            </table:table-cell>
            <table:table-cell table:formula="of:=([.Q$4]/INT([.Q16])/16/[.$A16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4800" calcext:value-type="float">
              <text:p>4800</text:p>
            </table:table-cell>
            <table:table-cell table:formula="of:=[.B$4]/16/[.$A17]" office:value-type="float" office:value="24" calcext:value-type="float">
              <text:p>24,00</text:p>
            </table:table-cell>
            <table:table-cell table:formula="of:=([.B$4]/INT([.B17])/16/[.$A17])-1" office:value-type="percentage" office:value="0" calcext:value-type="percentage">
              <text:p>0,00 %</text:p>
            </table:table-cell>
            <table:table-cell/>
            <table:table-cell table:formula="of:=[.E$4]/16/[.$A17]" office:value-type="float" office:value="40" calcext:value-type="float">
              <text:p>40,00</text:p>
            </table:table-cell>
            <table:table-cell table:formula="of:=([.E$4]/INT([.E17])/16/[.$A17])-1" office:value-type="percentage" office:value="0" calcext:value-type="percentage">
              <text:p>0,00 %</text:p>
            </table:table-cell>
            <table:table-cell/>
            <table:table-cell table:formula="of:=[.H$4]/16/[.$A17]" office:value-type="float" office:value="384" calcext:value-type="float">
              <text:p>384,00</text:p>
            </table:table-cell>
            <table:table-cell table:formula="of:=([.H$4]/INT([.H17])/16/[.$A17])-1" office:value-type="percentage" office:value="0" calcext:value-type="percentage">
              <text:p>0,00 %</text:p>
            </table:table-cell>
            <table:table-cell/>
            <table:table-cell table:formula="of:=[.K$4]/16/[.$A17]" office:value-type="float" office:value="640" calcext:value-type="float">
              <text:p>640,00</text:p>
            </table:table-cell>
            <table:table-cell table:formula="of:=([.K$4]/INT([.K17])/16/[.$A17])-1" office:value-type="percentage" office:value="0" calcext:value-type="percentage">
              <text:p>0,00 %</text:p>
            </table:table-cell>
            <table:table-cell/>
            <table:table-cell table:formula="of:=[.N$4]/16/[.$A17]" office:value-type="float" office:value="15.6" calcext:value-type="float">
              <text:p>15,60</text:p>
            </table:table-cell>
            <table:table-cell table:formula="of:=([.N$4]/INT([.N17])/16/[.$A17])-1" office:value-type="percentage" office:value="0.04" calcext:value-type="percentage">
              <text:p>4,00 %</text:p>
            </table:table-cell>
            <table:table-cell/>
            <table:table-cell table:formula="of:=[.Q$4]/16/[.$A17]" office:value-type="float" office:value="312" calcext:value-type="float">
              <text:p>312,00</text:p>
            </table:table-cell>
            <table:table-cell table:formula="of:=([.Q$4]/INT([.Q17])/16/[.$A17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7200" calcext:value-type="float">
              <text:p>7200</text:p>
            </table:table-cell>
            <table:table-cell table:formula="of:=[.B$4]/16/[.$A18]" office:value-type="float" office:value="16" calcext:value-type="float">
              <text:p>16,00</text:p>
            </table:table-cell>
            <table:table-cell table:formula="of:=([.B$4]/INT([.B18])/16/[.$A18])-1" office:value-type="percentage" office:value="0" calcext:value-type="percentage">
              <text:p>0,00 %</text:p>
            </table:table-cell>
            <table:table-cell/>
            <table:table-cell table:formula="of:=[.E$4]/16/[.$A18]" office:value-type="float" office:value="26.6666666666667" calcext:value-type="float">
              <text:p>26,67</text:p>
            </table:table-cell>
            <table:table-cell table:formula="of:=([.E$4]/INT([.E18])/16/[.$A18])-1" office:value-type="percentage" office:value="0.0256410256410256" calcext:value-type="percentage">
              <text:p>2,56 %</text:p>
            </table:table-cell>
            <table:table-cell/>
            <table:table-cell table:formula="of:=[.H$4]/16/[.$A18]" office:value-type="float" office:value="256" calcext:value-type="float">
              <text:p>256,00</text:p>
            </table:table-cell>
            <table:table-cell table:formula="of:=([.H$4]/INT([.H18])/16/[.$A18])-1" office:value-type="percentage" office:value="0" calcext:value-type="percentage">
              <text:p>0,00 %</text:p>
            </table:table-cell>
            <table:table-cell/>
            <table:table-cell table:formula="of:=[.K$4]/16/[.$A18]" office:value-type="float" office:value="426.666666666667" calcext:value-type="float">
              <text:p>426,67</text:p>
            </table:table-cell>
            <table:table-cell table:formula="of:=([.K$4]/INT([.K18])/16/[.$A18])-1" office:value-type="percentage" office:value="0.00156494522691708" calcext:value-type="percentage">
              <text:p>0,16 %</text:p>
            </table:table-cell>
            <table:table-cell/>
            <table:table-cell table:formula="of:=[.N$4]/16/[.$A18]" office:value-type="float" office:value="10.4" calcext:value-type="float">
              <text:p>10,40</text:p>
            </table:table-cell>
            <table:table-cell table:formula="of:=([.N$4]/INT([.N18])/16/[.$A18])-1" office:value-type="percentage" office:value="0.04" calcext:value-type="percentage">
              <text:p>4,00 %</text:p>
            </table:table-cell>
            <table:table-cell/>
            <table:table-cell table:formula="of:=[.Q$4]/16/[.$A18]" office:value-type="float" office:value="208" calcext:value-type="float">
              <text:p>208,00</text:p>
            </table:table-cell>
            <table:table-cell table:formula="of:=([.Q$4]/INT([.Q18])/16/[.$A18])-1" office:value-type="percentage" office:value="0" calcext:value-type="percentage">
              <text:p>0,00 %</text:p>
            </table:table-cell>
          </table:table-row>
          <table:table-row table:style-name="ro1" table:visibility="collapse">
            <table:table-cell office:value-type="float" office:value="9600" calcext:value-type="float">
              <text:p>9600</text:p>
            </table:table-cell>
            <table:table-cell table:formula="of:=[.B$4]/16/[.$A19]" office:value-type="float" office:value="12" calcext:value-type="float">
              <text:p>12,00</text:p>
            </table:table-cell>
            <table:table-cell table:formula="of:=([.B$4]/INT([.B19])/16/[.$A19])-1" office:value-type="percentage" office:value="0" calcext:value-type="percentage">
              <text:p>0,00 %</text:p>
            </table:table-cell>
            <table:table-cell/>
            <table:table-cell table:formula="of:=[.E$4]/16/[.$A19]" office:value-type="float" office:value="20" calcext:value-type="float">
              <text:p>20,00</text:p>
            </table:table-cell>
            <table:table-cell table:formula="of:=([.E$4]/INT([.E19])/16/[.$A19])-1" office:value-type="percentage" office:value="0" calcext:value-type="percentage">
              <text:p>0,00 %</text:p>
            </table:table-cell>
            <table:table-cell/>
            <table:table-cell table:formula="of:=[.H$4]/16/[.$A19]" office:value-type="float" office:value="192" calcext:value-type="float">
              <text:p>192,00</text:p>
            </table:table-cell>
            <table:table-cell table:formula="of:=([.H$4]/INT([.H19])/16/[.$A19])-1" office:value-type="percentage" office:value="0" calcext:value-type="percentage">
              <text:p>0,00 %</text:p>
            </table:table-cell>
            <table:table-cell/>
            <table:table-cell table:formula="of:=[.K$4]/16/[.$A19]" office:value-type="float" office:value="320" calcext:value-type="float">
              <text:p>320,00</text:p>
            </table:table-cell>
            <table:table-cell table:formula="of:=([.K$4]/INT([.K19])/16/[.$A19])-1" office:value-type="percentage" office:value="0" calcext:value-type="percentage">
              <text:p>0,00 %</text:p>
            </table:table-cell>
            <table:table-cell/>
            <table:table-cell table:formula="of:=[.N$4]/16/[.$A19]" office:value-type="float" office:value="7.8" calcext:value-type="float">
              <text:p>7,80</text:p>
            </table:table-cell>
            <table:table-cell table:formula="of:=([.N$4]/INT([.N19])/16/[.$A19])-1" office:value-type="percentage" office:value="0.114285714285714" calcext:value-type="percentage">
              <text:p>11,43 %</text:p>
            </table:table-cell>
            <table:table-cell/>
            <table:table-cell table:formula="of:=[.Q$4]/16/[.$A19]" office:value-type="float" office:value="156" calcext:value-type="float">
              <text:p>156,00</text:p>
            </table:table-cell>
            <table:table-cell table:formula="of:=([.Q$4]/INT([.Q19])/16/[.$A19])-1" office:value-type="percentage" office:value="0" calcext:value-type="percentage">
              <text:p>0,00 %</text:p>
            </table:table-cell>
          </table:table-row>
        </table:table-row-group>
        <table:table-row table:style-name="ro1">
          <table:table-cell office:value-type="float" office:value="14400" calcext:value-type="float">
            <text:p>14400</text:p>
          </table:table-cell>
          <table:table-cell table:formula="of:=[.B$4]/16/[.$A20]" office:value-type="float" office:value="8" calcext:value-type="float">
            <text:p>8,00</text:p>
          </table:table-cell>
          <table:table-cell table:formula="of:=([.B$4]/INT([.B20])/16/[.$A20])-1" office:value-type="percentage" office:value="0" calcext:value-type="percentage">
            <text:p>0,00 %</text:p>
          </table:table-cell>
          <table:table-cell/>
          <table:table-cell table:formula="of:=[.E$4]/16/[.$A20]" office:value-type="float" office:value="13.3333333333333" calcext:value-type="float">
            <text:p>13,33</text:p>
          </table:table-cell>
          <table:table-cell table:formula="of:=([.E$4]/INT([.E20])/16/[.$A20])-1" office:value-type="percentage" office:value="0.0256410256410256" calcext:value-type="percentage">
            <text:p>2,56 %</text:p>
          </table:table-cell>
          <table:table-cell/>
          <table:table-cell table:formula="of:=[.H$4]/16/[.$A20]" office:value-type="float" office:value="128" calcext:value-type="float">
            <text:p>128,00</text:p>
          </table:table-cell>
          <table:table-cell table:formula="of:=([.H$4]/INT([.H20])/16/[.$A20])-1" office:value-type="percentage" office:value="0" calcext:value-type="percentage">
            <text:p>0,00 %</text:p>
          </table:table-cell>
          <table:table-cell/>
          <table:table-cell table:formula="of:=[.K$4]/16/[.$A20]" office:value-type="float" office:value="213.333333333333" calcext:value-type="float">
            <text:p>213,33</text:p>
          </table:table-cell>
          <table:table-cell table:formula="of:=([.K$4]/INT([.K20])/16/[.$A20])-1" office:value-type="percentage" office:value="0.00156494522691708" calcext:value-type="percentage">
            <text:p>0,16 %</text:p>
          </table:table-cell>
          <table:table-cell/>
          <table:table-cell table:formula="of:=[.N$4]/16/[.$A20]" office:value-type="float" office:value="5.2" calcext:value-type="float">
            <text:p>5,20</text:p>
          </table:table-cell>
          <table:table-cell table:formula="of:=([.N$4]/INT([.N20])/16/[.$A20])-1" office:value-type="percentage" office:value="0.04" calcext:value-type="percentage">
            <text:p>4,00 %</text:p>
          </table:table-cell>
          <table:table-cell/>
          <table:table-cell table:formula="of:=[.Q$4]/16/[.$A20]" office:value-type="float" office:value="104" calcext:value-type="float">
            <text:p>104,00</text:p>
          </table:table-cell>
          <table:table-cell table:formula="of:=([.Q$4]/INT([.Q20])/16/[.$A20])-1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[.B$4]/16/[.$A21]" office:value-type="float" office:value="6" calcext:value-type="float">
            <text:p>6,00</text:p>
          </table:table-cell>
          <table:table-cell table:formula="of:=([.B$4]/INT([.B21])/16/[.$A21])-1" office:value-type="percentage" office:value="0" calcext:value-type="percentage">
            <text:p>0,00 %</text:p>
          </table:table-cell>
          <table:table-cell/>
          <table:table-cell table:formula="of:=[.E$4]/16/[.$A21]" office:value-type="float" office:value="10" calcext:value-type="float">
            <text:p>10,00</text:p>
          </table:table-cell>
          <table:table-cell table:formula="of:=([.E$4]/INT([.E21])/16/[.$A21])-1" office:value-type="percentage" office:value="0" calcext:value-type="percentage">
            <text:p>0,00 %</text:p>
          </table:table-cell>
          <table:table-cell/>
          <table:table-cell table:formula="of:=[.H$4]/16/[.$A21]" office:value-type="float" office:value="96" calcext:value-type="float">
            <text:p>96,00</text:p>
          </table:table-cell>
          <table:table-cell table:formula="of:=([.H$4]/INT([.H21])/16/[.$A21])-1" office:value-type="percentage" office:value="0" calcext:value-type="percentage">
            <text:p>0,00 %</text:p>
          </table:table-cell>
          <table:table-cell/>
          <table:table-cell table:formula="of:=[.K$4]/16/[.$A21]" office:value-type="float" office:value="160" calcext:value-type="float">
            <text:p>160,00</text:p>
          </table:table-cell>
          <table:table-cell table:formula="of:=([.K$4]/INT([.K21])/16/[.$A21])-1" office:value-type="percentage" office:value="0" calcext:value-type="percentage">
            <text:p>0,00 %</text:p>
          </table:table-cell>
          <table:table-cell/>
          <table:table-cell table:formula="of:=[.N$4]/16/[.$A21]" office:value-type="float" office:value="3.9" calcext:value-type="float">
            <text:p>3,90</text:p>
          </table:table-cell>
          <table:table-cell table:formula="of:=([.N$4]/INT([.N21])/16/[.$A21])-1" office:value-type="percentage" office:value="0.3" calcext:value-type="percentage">
            <text:p>30,00 %</text:p>
          </table:table-cell>
          <table:table-cell/>
          <table:table-cell table:formula="of:=[.Q$4]/16/[.$A21]" office:value-type="float" office:value="78" calcext:value-type="float">
            <text:p>78,00</text:p>
          </table:table-cell>
          <table:table-cell table:formula="of:=([.Q$4]/INT([.Q21])/16/[.$A21])-1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[.B$4]/16/[.$A22]" office:value-type="float" office:value="3" calcext:value-type="float">
            <text:p>3,00</text:p>
          </table:table-cell>
          <table:table-cell table:formula="of:=([.B$4]/INT([.B22])/16/[.$A22])-1" office:value-type="percentage" office:value="0" calcext:value-type="percentage">
            <text:p>0,00 %</text:p>
          </table:table-cell>
          <table:table-cell/>
          <table:table-cell table:formula="of:=[.E$4]/16/[.$A22]" office:value-type="float" office:value="5" calcext:value-type="float">
            <text:p>5,00</text:p>
          </table:table-cell>
          <table:table-cell table:formula="of:=([.E$4]/INT([.E22])/16/[.$A22])-1" office:value-type="percentage" office:value="0" calcext:value-type="percentage">
            <text:p>0,00 %</text:p>
          </table:table-cell>
          <table:table-cell/>
          <table:table-cell table:formula="of:=[.H$4]/16/[.$A22]" office:value-type="float" office:value="48" calcext:value-type="float">
            <text:p>48,00</text:p>
          </table:table-cell>
          <table:table-cell table:formula="of:=([.H$4]/INT([.H22])/16/[.$A22])-1" office:value-type="percentage" office:value="0" calcext:value-type="percentage">
            <text:p>0,00 %</text:p>
          </table:table-cell>
          <table:table-cell/>
          <table:table-cell table:formula="of:=[.K$4]/16/[.$A22]" office:value-type="float" office:value="80" calcext:value-type="float">
            <text:p>80,00</text:p>
          </table:table-cell>
          <table:table-cell table:formula="of:=([.K$4]/INT([.K22])/16/[.$A22])-1" office:value-type="percentage" office:value="0" calcext:value-type="percentage">
            <text:p>0,00 %</text:p>
          </table:table-cell>
          <table:table-cell/>
          <table:table-cell table:formula="of:=[.N$4]/16/[.$A22]" office:value-type="float" office:value="1.95" calcext:value-type="float">
            <text:p>1,95</text:p>
          </table:table-cell>
          <table:table-cell table:formula="of:=([.N$4]/INT([.N22])/16/[.$A22])-1" office:value-type="percentage" office:value="0.95" calcext:value-type="percentage">
            <text:p>95,00 %</text:p>
          </table:table-cell>
          <table:table-cell/>
          <table:table-cell table:formula="of:=[.Q$4]/16/[.$A22]" office:value-type="float" office:value="39" calcext:value-type="float">
            <text:p>39,00</text:p>
          </table:table-cell>
          <table:table-cell table:formula="of:=([.Q$4]/INT([.Q22])/16/[.$A22])-1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[.B$4]/16/[.$A23]" office:value-type="float" office:value="2.05714285714286" calcext:value-type="float">
            <text:p>2,06</text:p>
          </table:table-cell>
          <table:table-cell table:formula="of:=([.B$4]/INT([.B23])/16/[.$A23])-1" office:value-type="percentage" office:value="0.0285714285714285" calcext:value-type="percentage">
            <text:p>2,86 %</text:p>
          </table:table-cell>
          <table:table-cell/>
          <table:table-cell table:formula="of:=[.E$4]/16/[.$A23]" office:value-type="float" office:value="3.42857142857143" calcext:value-type="float">
            <text:p>3,43</text:p>
          </table:table-cell>
          <table:table-cell table:formula="of:=([.E$4]/INT([.E23])/16/[.$A23])-1" office:value-type="percentage" office:value="0.142857142857143" calcext:value-type="percentage">
            <text:p>14,29 %</text:p>
          </table:table-cell>
          <table:table-cell/>
          <table:table-cell table:formula="of:=[.H$4]/16/[.$A23]" office:value-type="float" office:value="32.9142857142857" calcext:value-type="float">
            <text:p>32,91</text:p>
          </table:table-cell>
          <table:table-cell table:formula="of:=([.H$4]/INT([.H23])/16/[.$A23])-1" office:value-type="percentage" office:value="0.0285714285714285" calcext:value-type="percentage">
            <text:p>2,86 %</text:p>
          </table:table-cell>
          <table:table-cell/>
          <table:table-cell table:formula="of:=[.K$4]/16/[.$A23]" office:value-type="float" office:value="54.8571428571429" calcext:value-type="float">
            <text:p>54,86</text:p>
          </table:table-cell>
          <table:table-cell table:formula="of:=([.K$4]/INT([.K23])/16/[.$A23])-1" office:value-type="percentage" office:value="0.0158730158730158" calcext:value-type="percentage">
            <text:p>1,59 %</text:p>
          </table:table-cell>
          <table:table-cell/>
          <table:table-cell table:formula="of:=[.N$4]/16/[.$A23]" office:value-type="float" office:value="1.33714285714286" calcext:value-type="float">
            <text:p>1,34</text:p>
          </table:table-cell>
          <table:table-cell table:formula="of:=([.N$4]/INT([.N23])/16/[.$A23])-1" office:value-type="percentage" office:value="0.337142857142857" calcext:value-type="percentage">
            <text:p>33,71 %</text:p>
          </table:table-cell>
          <table:table-cell/>
          <table:table-cell table:formula="of:=[.Q$4]/16/[.$A23]" office:value-type="float" office:value="26.7428571428571" calcext:value-type="float">
            <text:p>26,74</text:p>
          </table:table-cell>
          <table:table-cell table:formula="of:=([.Q$4]/INT([.Q23])/16/[.$A23])-1" office:value-type="percentage" office:value="0.0285714285714285" calcext:value-type="percentage">
            <text:p>2,86 %</text:p>
          </table:table-cell>
        </table:table-row>
        <table:table-row table:style-name="ro1">
          <table:table-cell table:style-name="ce1" office:value-type="float" office:value="74880" calcext:value-type="float">
            <text:p>74880</text:p>
          </table:table-cell>
          <table:table-cell table:formula="of:=[.B$4]/16/[.$A24]" office:value-type="float" office:value="1.53846153846154" calcext:value-type="float">
            <text:p>1,54</text:p>
          </table:table-cell>
          <table:table-cell table:formula="of:=([.B$4]/INT([.B24])/16/[.$A24])-1" office:value-type="percentage" office:value="0.538461538461539" calcext:value-type="percentage">
            <text:p>53,85 %</text:p>
          </table:table-cell>
          <table:table-cell/>
          <table:table-cell table:formula="of:=[.E$4]/16/[.$A24]" office:value-type="float" office:value="2.56410256410256" calcext:value-type="float">
            <text:p>2,56</text:p>
          </table:table-cell>
          <table:table-cell table:formula="of:=([.E$4]/INT([.E24])/16/[.$A24])-1" office:value-type="percentage" office:value="0.282051282051282" calcext:value-type="percentage">
            <text:p>28,21 %</text:p>
          </table:table-cell>
          <table:table-cell/>
          <table:table-cell table:formula="of:=[.H$4]/16/[.$A24]" office:value-type="float" office:value="24.6153846153846" calcext:value-type="float">
            <text:p>24,62</text:p>
          </table:table-cell>
          <table:table-cell table:formula="of:=([.H$4]/INT([.H24])/16/[.$A24])-1" office:value-type="percentage" office:value="0.0256410256410256" calcext:value-type="percentage">
            <text:p>2,56 %</text:p>
          </table:table-cell>
          <table:table-cell/>
          <table:table-cell table:formula="of:=[.K$4]/16/[.$A24]" office:value-type="float" office:value="41.025641025641" calcext:value-type="float">
            <text:p>41,03</text:p>
          </table:table-cell>
          <table:table-cell table:formula="of:=([.K$4]/INT([.K24])/16/[.$A24])-1" office:value-type="percentage" office:value="0.000625390869293252" calcext:value-type="percentage">
            <text:p>0,06 %</text:p>
          </table:table-cell>
          <table:table-cell/>
          <table:table-cell table:formula="of:=[.N$4]/16/[.$A24]" office:value-type="float" office:value="1" calcext:value-type="float">
            <text:p>1,00</text:p>
          </table:table-cell>
          <table:table-cell table:formula="of:=([.N$4]/INT([.N24])/16/[.$A24])-1" office:value-type="percentage" office:value="0" calcext:value-type="percentage">
            <text:p>0,00 %</text:p>
          </table:table-cell>
          <table:table-cell/>
          <table:table-cell table:formula="of:=[.Q$4]/16/[.$A24]" office:value-type="float" office:value="20" calcext:value-type="float">
            <text:p>20,00</text:p>
          </table:table-cell>
          <table:table-cell table:formula="of:=([.Q$4]/INT([.Q24])/16/[.$A24])-1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table:formula="of:=[.B$4]/16/[.$A25]" office:value-type="float" office:value="1" calcext:value-type="float">
            <text:p>1,00</text:p>
          </table:table-cell>
          <table:table-cell table:formula="of:=([.B$4]/INT([.B25])/16/[.$A25])-1" office:value-type="percentage" office:value="0" calcext:value-type="percentage">
            <text:p>0,00 %</text:p>
          </table:table-cell>
          <table:table-cell/>
          <table:table-cell table:formula="of:=[.E$4]/16/[.$A25]" office:value-type="float" office:value="1.66666666666667" calcext:value-type="float">
            <text:p>1,67</text:p>
          </table:table-cell>
          <table:table-cell table:formula="of:=([.E$4]/INT([.E25])/16/[.$A25])-1" office:value-type="percentage" office:value="0.666666666666667" calcext:value-type="percentage">
            <text:p>66,67 %</text:p>
          </table:table-cell>
          <table:table-cell/>
          <table:table-cell table:formula="of:=[.H$4]/16/[.$A25]" office:value-type="float" office:value="16" calcext:value-type="float">
            <text:p>16,00</text:p>
          </table:table-cell>
          <table:table-cell table:formula="of:=([.H$4]/INT([.H25])/16/[.$A25])-1" office:value-type="percentage" office:value="0" calcext:value-type="percentage">
            <text:p>0,00 %</text:p>
          </table:table-cell>
          <table:table-cell/>
          <table:table-cell table:formula="of:=[.K$4]/16/[.$A25]" office:value-type="float" office:value="26.6666666666667" calcext:value-type="float">
            <text:p>26,67</text:p>
          </table:table-cell>
          <table:table-cell table:formula="of:=([.K$4]/INT([.K25])/16/[.$A25])-1" office:value-type="percentage" office:value="0.0256410256410256" calcext:value-type="percentage">
            <text:p>2,56 %</text:p>
          </table:table-cell>
          <table:table-cell/>
          <table:table-cell table:formula="of:=[.N$4]/16/[.$A25]" office:value-type="float" office:value="0.65" calcext:value-type="float">
            <text:p>0,65</text:p>
          </table:table-cell>
          <table:table-cell table:formula="of:=([.N$4]/INT([.N25])/16/[.$A25])-1" office:value-type="string" office:string-value="" calcext:value-type="error">
            <text:p>#DIV/0!</text:p>
          </table:table-cell>
          <table:table-cell/>
          <table:table-cell table:formula="of:=[.Q$4]/16/[.$A25]" office:value-type="float" office:value="13" calcext:value-type="float">
            <text:p>13,00</text:p>
          </table:table-cell>
          <table:table-cell table:formula="of:=([.Q$4]/INT([.Q25])/16/[.$A25])-1" office:value-type="percentage" office:value="0" calcext:value-type="percentage">
            <text:p>0,00 %</text:p>
          </table:table-cell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Divisors</text:p>
          </table:table-cell>
          <table:table-cell table:style-name="Default" office:value-type="float" office:value="74880" calcext:value-type="float">
            <text:p>74880</text:p>
          </table:table-cell>
          <table:table-cell table:style-name="Default" office:value-type="float" office:value="115200" calcext:value-type="float">
            <text:p>11520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formula="of:=[.E30]/16" office:value-type="float" office:value="0.0625" calcext:value-type="float">
            <text:p>0,062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[.B30]/[.$A31]" office:value-type="float" office:value="7488" calcext:value-type="float">
            <text:p>7488</text:p>
          </table:table-cell>
          <table:table-cell table:style-name="Default" table:formula="of:=[.C30]/[.$A31]" office:value-type="float" office:value="11520" calcext:value-type="float">
            <text:p>11520</text:p>
          </table:table-cell>
          <table:table-cell table:style-name="Default"/>
          <table:table-cell table:style-name="Default" table:formula="of:=[.E30]*[.A31]" office:value-type="float" office:value="10" calcext:value-type="float">
            <text:p>10</text:p>
          </table:table-cell>
          <table:table-cell table:style-name="Default" table:formula="of:=[.E31]/16" office:value-type="float" office:value="0.625" calcext:value-type="float">
            <text:p>0,62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1]/[.$A32]" office:value-type="float" office:value="3744" calcext:value-type="float">
            <text:p>3744</text:p>
          </table:table-cell>
          <table:table-cell table:style-name="Default" table:formula="of:=[.C31]/[.$A32]" office:value-type="float" office:value="5760" calcext:value-type="float">
            <text:p>5760</text:p>
          </table:table-cell>
          <table:table-cell table:style-name="Default"/>
          <table:table-cell table:style-name="Default" table:formula="of:=[.E31]*[.A32]" office:value-type="float" office:value="20" calcext:value-type="float">
            <text:p>20</text:p>
          </table:table-cell>
          <table:table-cell table:style-name="Default" table:formula="of:=[.E32]/16" office:value-type="float" office:value="1.25" calcext:value-type="float">
            <text:p>1,2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2]/[.$A33]" office:value-type="float" office:value="1872" calcext:value-type="float">
            <text:p>1872</text:p>
          </table:table-cell>
          <table:table-cell table:style-name="Default" table:formula="of:=[.C32]/[.$A33]" office:value-type="float" office:value="2880" calcext:value-type="float">
            <text:p>2880</text:p>
          </table:table-cell>
          <table:table-cell table:style-name="Default"/>
          <table:table-cell table:style-name="Default" table:formula="of:=[.E32]*[.A33]" office:value-type="float" office:value="40" calcext:value-type="float">
            <text:p>40</text:p>
          </table:table-cell>
          <table:table-cell table:style-name="Default" table:formula="of:=[.E33]/16" office:value-type="float" office:value="2.5" calcext:value-type="float">
            <text:p>2,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3]/[.$A34]" office:value-type="float" office:value="936" calcext:value-type="float">
            <text:p>936</text:p>
          </table:table-cell>
          <table:table-cell table:style-name="Default" table:formula="of:=[.C33]/[.$A34]" office:value-type="float" office:value="1440" calcext:value-type="float">
            <text:p>1440</text:p>
          </table:table-cell>
          <table:table-cell table:style-name="Default"/>
          <table:table-cell table:style-name="Default" table:formula="of:=[.E33]*[.A34]" office:value-type="float" office:value="80" calcext:value-type="float">
            <text:p>80</text:p>
          </table:table-cell>
          <table:table-cell table:style-name="Default" table:formula="of:=[.E34]/16" office:value-type="float" office:value="5" calcext:value-type="float">
            <text:p>5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4]/[.$A35]" office:value-type="float" office:value="468" calcext:value-type="float">
            <text:p>468</text:p>
          </table:table-cell>
          <table:table-cell table:style-name="Default" table:formula="of:=[.C34]/[.$A35]" office:value-type="float" office:value="720" calcext:value-type="float">
            <text:p>720</text:p>
          </table:table-cell>
          <table:table-cell table:style-name="Default"/>
          <table:table-cell table:style-name="Default" table:formula="of:=[.E34]*[.A35]" office:value-type="float" office:value="160" calcext:value-type="float">
            <text:p>160</text:p>
          </table:table-cell>
          <table:table-cell table:style-name="Default" table:formula="of:=[.E35]/16" office:value-type="float" office:value="10" calcext:value-type="float">
            <text:p>10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5]/[.$A36]" office:value-type="float" office:value="234" calcext:value-type="float">
            <text:p>234</text:p>
          </table:table-cell>
          <table:table-cell table:style-name="Default" table:formula="of:=[.C35]/[.$A36]" office:value-type="float" office:value="360" calcext:value-type="float">
            <text:p>360</text:p>
          </table:table-cell>
          <table:table-cell table:style-name="Default"/>
          <table:table-cell table:style-name="Default" table:formula="of:=[.E35]*[.A36]" office:value-type="float" office:value="320" calcext:value-type="float">
            <text:p>320</text:p>
          </table:table-cell>
          <table:table-cell table:style-name="Default" table:formula="of:=[.E36]/16" office:value-type="float" office:value="20" calcext:value-type="float">
            <text:p>20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B36]/[.$A37]" office:value-type="float" office:value="117" calcext:value-type="float">
            <text:p>117</text:p>
          </table:table-cell>
          <table:table-cell table:style-name="Default" table:formula="of:=[.C36]/[.$A37]" office:value-type="float" office:value="180" calcext:value-type="float">
            <text:p>180</text:p>
          </table:table-cell>
          <table:table-cell table:style-name="Default"/>
          <table:table-cell table:style-name="Default" table:formula="of:=[.E36]*[.A37]" office:value-type="float" office:value="640" calcext:value-type="float">
            <text:p>640</text:p>
          </table:table-cell>
          <table:table-cell table:style-name="Default" table:formula="of:=[.E37]/16" office:value-type="float" office:value="40" calcext:value-type="float">
            <text:p>40</text:p>
          </table:table-cell>
          <table:table-cell/>
          <table:table-cell table:style-name="Default"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[.B37]/[.$A38]" office:value-type="float" office:value="13" calcext:value-type="float">
            <text:p>13</text:p>
          </table:table-cell>
          <table:table-cell table:style-name="Default" table:formula="of:=[.C37]/[.$A38]" office:value-type="float" office:value="20" calcext:value-type="float">
            <text:p>20</text:p>
          </table:table-cell>
          <table:table-cell table:style-name="Default"/>
          <table:table-cell table:style-name="Default" table:formula="of:=[.E37]*[.A38]" office:value-type="float" office:value="5760" calcext:value-type="float">
            <text:p>5760</text:p>
          </table:table-cell>
          <table:table-cell table:style-name="Default" table:formula="of:=[.E38]/16" office:value-type="float" office:value="360" calcext:value-type="float">
            <text:p>360</text:p>
          </table:table-cell>
          <table:table-cell/>
          <table:table-cell table:style-name="Default" table:number-columns-repeated="11"/>
        </table:table-row>
        <calcext:conditional-formats>
          <calcext:conditional-format calcext:target-range-address="Sheet1.C5:Sheet1.C25 Sheet1.F5:Sheet1.F25 Sheet1.I5:Sheet1.I25 Sheet1.L5:Sheet1.L25 Sheet1.O5:Sheet1.O25 Sheet1.R5:Sheet1.R25">
            <calcext:condition calcext:apply-style-name="Bad" calcext:value="not-between(-0.01,0.01)" calcext:base-cell-address="Sheet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11:47.667027602</meta:creation-date>
    <dc:date>2024-06-16T14:04:19.145311184</dc:date>
    <meta:editing-duration>PT2H30M18S</meta:editing-duration>
    <meta:editing-cycles>4</meta:editing-cycles>
    <meta:generator>LibreOffice/24.2.4.2$Linux_X86_64 LibreOffice_project/420$Build-2</meta:generator>
    <meta:document-statistic meta:table-count="1" meta:cell-count="330" meta:object-count="0"/>
  </office:meta>
</office:document-meta>
</file>